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A hard game</text:h>
      <text:p text:style-name="Text_20_body">You think building Hoggle's a hard game?<text:line-break/>You know bunk. Writing a ghazal's a hard game.</text:p>
      <text:p text:style-name="Text_20_body">Let's meet in a place where words &amp; fabric play---<text:line-break/>but not plastic words. (Boggle's a hard game.)</text:p>
      <text:p text:style-name="Text_20_body">A cookout where we can hash our differences<text:line-break/>over steak, though making it sizzle's a hard game.</text:p>
      <text:p text:style-name="Text_20_body">Let's go to a brothel, rub shoulders with bare<text:line-break/>shoulders, or a bar. Being wastrel's a hard game.</text:p>
      <text:p text:style-name="Text_20_body">Maybe we could switch professions, you and I,<text:line-break/>you write the poems, I'll puppet Fozzie---a hard game.</text:p>
      <text:p text:style-name="Text_20_body">When you call me, you never say my name.<text:line-break/>Creativity's a hose---shutting the nozzle's the hard g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hard game</dc:title>
  </office:meta>
</office:document-meta>
</file>